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9305555555556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5.67972222222222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45180555555556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5.75027777777778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57527777777778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6.26180555555556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urbuj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130" table:style-name="ce1">
            <text:p>4130</text:p>
          </table:table-cell>
          <table:table-cell office:value-type="float" office:value="4.13E-3" table:formula="of:=[.B2]/([.A2]*[.A2])" table:style-name="ce1">
            <text:p>0,00413</text:p>
          </table:table-cell>
          <table:table-cell office:value-type="float" office:value="1722.8855995370373" table:formula="of:=[.A2]*[.A2] * [.C$13]" table:style-name="ce1">
            <text:p>1722,8856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0377" table:style-name="ce1">
            <text:p>10377</text:p>
          </table:table-cell>
          <table:table-cell office:value-type="float" office:value="2.5942500000000002E-3" table:formula="of:=[.B3]/([.A3]*[.A3])" table:style-name="ce1">
            <text:p>0,00259425</text:p>
          </table:table-cell>
          <table:table-cell office:value-type="float" office:value="6891.542398148149" table:formula="of:=[.A3]*[.A3] * [.C$13]" table:style-name="ce1">
            <text:p>6891,542398</text:p>
          </table:table-cell>
          <table:table-cell table:number-columns-repeated="16380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1286" table:style-name="ce1">
            <text:p>11286</text:p>
          </table:table-cell>
          <table:table-cell office:value-type="float" office:value="1.2539999999999999E-3" table:formula="of:=[.B4]/([.A4]*[.A4])" table:style-name="ce1">
            <text:p>0,001254</text:p>
          </table:table-cell>
          <table:table-cell office:value-type="float" office:value="15505.970395833334" table:formula="of:=[.A4]*[.A4] * [.C$13]" table:style-name="ce1">
            <text:p>15505,9704</text:p>
          </table:table-cell>
          <table:table-cell table:style-name="ce1">
            <draw:frame draw:z-index="1" draw:id="id0" draw:style-name="a0" draw:name="Gráfico 1" svg:x="0.61343in" svg:y="0.18027in" svg:width="6.2984in" svg:height="3.54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20178" table:style-name="ce1">
            <text:p>20178</text:p>
          </table:table-cell>
          <table:table-cell office:value-type="float" office:value="1.2611250000000001E-3" table:formula="of:=[.B5]/([.A5]*[.A5])" table:style-name="ce1">
            <text:p>0,001261125</text:p>
          </table:table-cell>
          <table:table-cell office:value-type="float" office:value="27566.169592592596" table:formula="of:=[.A5]*[.A5] * [.C$13]" table:style-name="ce1">
            <text:p>27566,16959</text:p>
          </table:table-cell>
          <table:table-cell table:number-columns-repeated="16380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31914" table:style-name="ce1">
            <text:p>31914</text:p>
          </table:table-cell>
          <table:table-cell office:value-type="float" office:value="1.2765599999999999E-3" table:formula="of:=[.B6]/([.A6]*[.A6])" table:style-name="ce1">
            <text:p>0,00127656</text:p>
          </table:table-cell>
          <table:table-cell office:value-type="float" office:value="43072.13998842593" table:formula="of:=[.A6]*[.A6] * [.C$13]" table:style-name="ce1">
            <text:p>43072,13999</text:p>
          </table:table-cell>
          <table:table-cell table:number-columns-repeated="16380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46408" table:style-name="ce1">
            <text:p>46408</text:p>
          </table:table-cell>
          <table:table-cell office:value-type="float" office:value="1.2891111111111111E-3" table:formula="of:=[.B7]/([.A7]*[.A7])" table:style-name="ce1">
            <text:p>0,001289111</text:p>
          </table:table-cell>
          <table:table-cell office:value-type="float" office:value="62023.881583333336" table:formula="of:=[.A7]*[.A7] * [.C$13]" table:style-name="ce1">
            <text:p>62023,88158</text:p>
          </table:table-cell>
          <table:table-cell table:number-columns-repeated="16380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64239" table:style-name="ce1">
            <text:p>64239</text:p>
          </table:table-cell>
          <table:table-cell office:value-type="float" office:value="1.3110000000000001E-3" table:formula="of:=[.B8]/([.A8]*[.A8])" table:style-name="ce1">
            <text:p>0,001311</text:p>
          </table:table-cell>
          <table:table-cell office:value-type="float" office:value="84421.39437731482" table:formula="of:=[.A8]*[.A8] * [.C$13]" table:style-name="ce1">
            <text:p>84421,39438</text:p>
          </table:table-cell>
          <table:table-cell table:number-columns-repeated="16380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85481" table:style-name="ce1">
            <text:p>85481</text:p>
          </table:table-cell>
          <table:table-cell office:value-type="float" office:value="1.335640625E-3" table:formula="of:=[.B9]/([.A9]*[.A9])" table:style-name="ce1">
            <text:p>0,001335641</text:p>
          </table:table-cell>
          <table:table-cell office:value-type="float" office:value="110264.67837037038" table:formula="of:=[.A9]*[.A9] * [.C$13]" table:style-name="ce1">
            <text:p>110264,6784</text:p>
          </table:table-cell>
          <table:table-cell table:number-columns-repeated="16380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111234" table:style-name="ce1">
            <text:p>111234</text:p>
          </table:table-cell>
          <table:table-cell office:value-type="float" office:value="1.3732592592592592E-3" table:formula="of:=[.B10]/([.A10]*[.A10])" table:style-name="ce1">
            <text:p>0,001373259</text:p>
          </table:table-cell>
          <table:table-cell office:value-type="float" office:value="139553.73356250001" table:formula="of:=[.A10]*[.A10] * [.C$13]" table:style-name="ce1">
            <text:p>139553,7336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40391" table:style-name="ce1">
            <text:p>140391</text:p>
          </table:table-cell>
          <table:table-cell office:value-type="float" office:value="1.40391E-3" table:formula="of:=[.B11]/([.A11]*[.A11])" table:style-name="ce1">
            <text:p>0,00140391</text:p>
          </table:table-cell>
          <table:table-cell office:value-type="float" office:value="172288.55995370372" table:formula="of:=[.A11]*[.A11] * [.C$13]" table:style-name="ce1">
            <text:p>172288,5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K promedio:</text:p>
          </table:table-cell>
          <table:table-cell office:value-type="float" office:value="1.7228855995370372E-3" table:formula="of:=AVERAGE([.C2:.C12])" table:style-name="ce1">
            <text:p>0,001722886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Mergesort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22" table:style-name="ce1">
            <text:p>222</text:p>
          </table:table-cell>
          <table:table-cell office:value-type="float" office:value="7.3999999999999996E-2" table:formula="of:=[.B2]/([.A2]*LOG([.A2]))" table:style-name="ce1">
            <text:p>0,074</text:p>
          </table:table-cell>
          <table:table-cell office:value-type="float" office:value="104.86731979470478" table:formula="of:=[.A2]*LOG([.A2]) * [.C$22]" table:style-name="ce1">
            <text:p>104,8673198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467" table:style-name="ce1">
            <text:p>467</text:p>
          </table:table-cell>
          <table:table-cell office:value-type="float" office:value="7.0735497801204611E-2" table:formula="of:=[.B3]/([.A3]*LOG([.A3]))" table:style-name="ce1">
            <text:p>0,070735498</text:p>
          </table:table-cell>
          <table:table-cell office:value-type="float" office:value="230.78011213813843" table:formula="of:=[.A3]*LOG([.A3]) * [.C$22]" table:style-name="ce1">
            <text:p>230,7801121</text:p>
          </table:table-cell>
          <table:table-cell table:number-columns-repeated="16380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763" table:style-name="ce1">
            <text:p>763</text:p>
          </table:table-cell>
          <table:table-cell office:value-type="float" office:value="7.3144798441559827E-2" table:formula="of:=[.B4]/([.A4]*LOG([.A4]))" table:style-name="ce1">
            <text:p>0,073144798</text:p>
          </table:table-cell>
          <table:table-cell office:value-type="float" office:value="364.63638658365204" table:formula="of:=[.A4]*LOG([.A4]) * [.C$22]" table:style-name="ce1">
            <text:p>364,6363866</text:p>
          </table:table-cell>
          <table:table-cell table:number-columns-repeated="16380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792" table:style-name="ce1">
            <text:p>792</text:p>
          </table:table-cell>
          <table:table-cell office:value-type="float" office:value="5.4968545908921362E-2" table:formula="of:=[.B5]/([.A5]*LOG([.A5]))" table:style-name="ce1">
            <text:p>0,054968546</text:p>
          </table:table-cell>
          <table:table-cell office:value-type="float" office:value="503.65116937373466" table:formula="of:=[.A5]*LOG([.A5]) * [.C$22]" table:style-name="ce1">
            <text:p>503,6511694</text:p>
          </table:table-cell>
          <table:table-cell table:number-columns-repeated="16380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813" table:style-name="ce1">
            <text:p>813</text:p>
          </table:table-cell>
          <table:table-cell office:value-type="float" office:value="4.3958182902104237E-2" table:formula="of:=[.B6]/([.A6]*LOG([.A6]))" table:style-name="ce1">
            <text:p>0,043958183</text:p>
          </table:table-cell>
          <table:table-cell office:value-type="float" office:value="646.50178392620967" table:formula="of:=[.A6]*LOG([.A6]) * [.C$22]" table:style-name="ce1">
            <text:p>646,5017839</text:p>
          </table:table-cell>
          <table:table-cell table:number-columns-repeated="16380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831" table:style-name="ce1">
            <text:p>831</text:p>
          </table:table-cell>
          <table:table-cell office:value-type="float" office:value="3.6658140667591418E-2" table:formula="of:=[.B7]/([.A7]*LOG([.A7]))" table:style-name="ce1">
            <text:p>0,036658141</text:p>
          </table:table-cell>
          <table:table-cell office:value-type="float" office:value="792.40919081349057" table:formula="of:=[.A7]*LOG([.A7]) * [.C$22]" table:style-name="ce1">
            <text:p>792,4091908</text:p>
          </table:table-cell>
          <table:table-cell/>
          <table:table-cell table:style-name="ce1">
            <draw:frame draw:z-index="1" draw:id="id1" draw:style-name="a1" draw:name="Gráfico 1" svg:x="0.02827in" svg:y="0.1472in" svg:width="6.3012in" svg:height="3.545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836" table:style-name="ce1">
            <text:p>836</text:p>
          </table:table-cell>
          <table:table-cell office:value-type="float" office:value="3.105995482708904E-2" table:formula="of:=[.B8]/([.A8]*LOG([.A8]))" table:style-name="ce1">
            <text:p>0,031059955</text:p>
          </table:table-cell>
          <table:table-cell office:value-type="float" office:value="940.85862687639121" table:formula="of:=[.A8]*LOG([.A8]) * [.C$22]" table:style-name="ce1">
            <text:p>940,8586269</text:p>
          </table:table-cell>
          <table:table-cell table:number-columns-repeated="16380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837" table:style-name="ce1">
            <text:p>837</text:p>
          </table:table-cell>
          <table:table-cell office:value-type="float" office:value="2.6805684816053395E-2" table:formula="of:=[.B9]/([.A9]*LOG([.A9]))" table:style-name="ce1">
            <text:p>0,026805685</text:p>
          </table:table-cell>
          <table:table-cell office:value-type="float" office:value="1091.484228942385" table:formula="of:=[.A9]*LOG([.A9]) * [.C$22]" table:style-name="ce1">
            <text:p>1091,484229</text:p>
          </table:table-cell>
          <table:table-cell table:number-columns-repeated="16380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836" table:style-name="ce1">
            <text:p>836</text:p>
          </table:table-cell>
          <table:table-cell office:value-type="float" office:value="2.3490943882968796E-2" table:formula="of:=[.B10]/([.A10]*LOG([.A10]))" table:style-name="ce1">
            <text:p>0,023490944</text:p>
          </table:table-cell>
          <table:table-cell office:value-type="float" office:value="1244.0124413495689" table:formula="of:=[.A10]*LOG([.A10]) * [.C$22]" table:style-name="ce1">
            <text:p>1244,012441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998" table:style-name="ce1">
            <text:p>998</text:p>
          </table:table-cell>
          <table:table-cell office:value-type="float" office:value="2.495E-2" table:formula="of:=[.B11]/([.A11]*LOG([.A11]))" table:style-name="ce1">
            <text:p>0,02495</text:p>
          </table:table-cell>
          <table:table-cell office:value-type="float" office:value="1398.2309305960639" table:formula="of:=[.A11]*LOG([.A11]) * [.C$22]" table:style-name="ce1">
            <text:p>1398,230931</text:p>
          </table:table-cell>
          <table:table-cell table:number-columns-repeated="16380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938" table:style-name="ce1">
            <text:p>1938</text:p>
          </table:table-cell>
          <table:table-cell office:value-type="float" office:value="2.2529487145564731E-2" table:formula="of:=[.B12]/([.A12]*LOG([.A12]))" table:style-name="ce1">
            <text:p>0,022529487</text:p>
          </table:table-cell>
          <table:table-cell office:value-type="float" office:value="3006.9165866794165" table:formula="of:=[.A12]*LOG([.A12]) * [.C$22]" table:style-name="ce1">
            <text:p>3006,916587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021" table:style-name="ce1">
            <text:p>3021</text:p>
          </table:table-cell>
          <table:table-cell office:value-type="float" office:value="2.2492131499419348E-2" table:formula="of:=[.B13]/([.A13]*LOG([.A13]))" table:style-name="ce1">
            <text:p>0,022492131</text:p>
          </table:table-cell>
          <table:table-cell office:value-type="float" office:value="4695.0370637835686" table:formula="of:=[.A13]*LOG([.A13]) * [.C$22]" table:style-name="ce1">
            <text:p>4695,037064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4295" table:style-name="ce1">
            <text:p>4295</text:p>
          </table:table-cell>
          <table:table-cell office:value-type="float" office:value="2.3331942695735273E-2" table:formula="of:=[.B14]/([.A14]*LOG([.A14]))" table:style-name="ce1">
            <text:p>0,023331943</text:p>
          </table:table-cell>
          <table:table-cell office:value-type="float" office:value="6434.7426243334112" table:formula="of:=[.A14]*LOG([.A14]) * [.C$22]" table:style-name="ce1">
            <text:p>6434,742624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5402" table:style-name="ce1">
            <text:p>5402</text:p>
          </table:table-cell>
          <table:table-cell office:value-type="float" office:value="2.2992272753455563E-2" table:formula="of:=[.B15]/([.A15]*LOG([.A15]))" table:style-name="ce1">
            <text:p>0,022992273</text:p>
          </table:table-cell>
          <table:table-cell office:value-type="float" office:value="8212.8065025071774" table:formula="of:=[.A15]*LOG([.A15]) * [.C$22]" table:style-name="ce1">
            <text:p>8212,806503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6453" table:style-name="ce1">
            <text:p>6453</text:p>
          </table:table-cell>
          <table:table-cell office:value-type="float" office:value="2.2508705640359266E-2" table:formula="of:=[.B16]/([.A16]*LOG([.A16]))" table:style-name="ce1">
            <text:p>0,022508706</text:p>
          </table:table-cell>
          <table:table-cell office:value-type="float" office:value="10021.438304029003" table:formula="of:=[.A16]*LOG([.A16]) * [.C$22]" table:style-name="ce1">
            <text:p>10021,4383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7982" table:style-name="ce1">
            <text:p>7982</text:p>
          </table:table-cell>
          <table:table-cell office:value-type="float" office:value="2.3534832626056809E-2" table:formula="of:=[.B17]/([.A17]*LOG([.A17]))" table:style-name="ce1">
            <text:p>0,023534833</text:p>
          </table:table-cell>
          <table:table-cell office:value-type="float" office:value="11855.490397307023" table:formula="of:=[.A17]*LOG([.A17]) * [.C$22]" table:style-name="ce1">
            <text:p>11855,4904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8795" table:style-name="ce1">
            <text:p>8795</text:p>
          </table:table-cell>
          <table:table-cell office:value-type="float" office:value="2.242208490802081E-2" table:formula="of:=[.B18]/([.A18]*LOG([.A18]))" table:style-name="ce1">
            <text:p>0,022422085</text:p>
          </table:table-cell>
          <table:table-cell office:value-type="float" office:value="13711.304150615975" table:formula="of:=[.A18]*LOG([.A18]) * [.C$22]" table:style-name="ce1">
            <text:p>13711,30415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9963" table:style-name="ce1">
            <text:p>9963</text:p>
          </table:table-cell>
          <table:table-cell office:value-type="float" office:value="2.2344485517025687E-2" table:formula="of:=[.B19]/([.A19]*LOG([.A19]))" table:style-name="ce1">
            <text:p>0,022344486</text:p>
          </table:table-cell>
          <table:table-cell office:value-type="float" office:value="15586.144007336834" table:formula="of:=[.A19]*LOG([.A19]) * [.C$22]" table:style-name="ce1">
            <text:p>15586,14401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1116" table:style-name="ce1">
            <text:p>11116</text:p>
          </table:table-cell>
          <table:table-cell office:value-type="float" office:value="2.2231999999999998E-2" table:formula="of:=[.B20]/([.A20]*LOG([.A20]))" table:style-name="ce1">
            <text:p>0,022232</text:p>
          </table:table-cell>
          <table:table-cell office:value-type="float" office:value="17477.886632450798" table:formula="of:=[.A20]*LOG([.A20]) * [.C$22]" table:style-name="ce1">
            <text:p>17477,8866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K promedio</text:p>
          </table:table-cell>
          <table:table-cell office:value-type="float" office:value="3.4955773264901596E-2" table:formula="of:=AVERAGE([.C2:.C21])" table:style-name="ce1">
            <text:p>0,034955773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Multiplicacio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378734" table:style-name="ce3">
            <text:p>378734</text:p>
          </table:table-cell>
          <table:table-cell office:value-type="float" office:value="37.873399999999997" table:formula="of:=[.B2]/[.A2]" table:style-name="ce1">
            <text:p>37,8734</text:p>
          </table:table-cell>
          <table:table-cell office:value-type="float" office:value="177572.93720281456" table:formula="of:=[.A2] * [.D$19]" table:style-name="ce1">
            <text:p>177572,9372</text:p>
          </table:table-cell>
          <table:table-cell table:number-columns-repeated="16380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669171" table:style-name="ce1">
            <text:p>669171</text:p>
          </table:table-cell>
          <table:table-cell office:value-type="float" office:value="33.458550000000002" table:formula="of:=[.B3]/[.A3]" table:style-name="ce1">
            <text:p>33,45855</text:p>
          </table:table-cell>
          <table:table-cell office:value-type="float" office:value="355145.87440562912" table:formula="of:=[.A3] * [.D$19]" table:style-name="ce1">
            <text:p>355145,8744</text:p>
          </table:table-cell>
          <table:table-cell table:style-name="ce1">
            <draw:frame draw:z-index="1" draw:id="id2" draw:style-name="a2" draw:name="Gráfico 1" svg:x="0.67923in" svg:y="0.07357in" svg:width="6.3012in" svg:height="3.545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733884" table:style-name="ce1">
            <text:p>733884</text:p>
          </table:table-cell>
          <table:table-cell office:value-type="float" office:value="24.462800000000001" table:formula="of:=[.B4]/[.A4]" table:style-name="ce1">
            <text:p>24,4628</text:p>
          </table:table-cell>
          <table:table-cell office:value-type="float" office:value="532718.81160844374" table:formula="of:=[.A4] * [.D$19]" table:style-name="ce1">
            <text:p>532718,8116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933360" table:style-name="ce1">
            <text:p>933360</text:p>
          </table:table-cell>
          <table:table-cell office:value-type="float" office:value="23.334" table:formula="of:=[.B5]/[.A5]" table:style-name="ce1">
            <text:p>23,334</text:p>
          </table:table-cell>
          <table:table-cell office:value-type="float" office:value="710291.74881125824" table:formula="of:=[.A5] * [.D$19]" table:style-name="ce1">
            <text:p>710291,7488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094283" table:style-name="ce1">
            <text:p>1094283</text:p>
          </table:table-cell>
          <table:table-cell office:value-type="float" office:value="21.885660000000001" table:formula="of:=[.B6]/[.A6]" table:style-name="ce1">
            <text:p>21,88566</text:p>
          </table:table-cell>
          <table:table-cell office:value-type="float" office:value="887864.68601407285" table:formula="of:=[.A6] * [.D$19]" table:style-name="ce1">
            <text:p>887864,686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044058" table:style-name="ce1">
            <text:p>1044058</text:p>
          </table:table-cell>
          <table:table-cell office:value-type="float" office:value="17.400966666666665" table:formula="of:=[.B7]/[.A7]" table:style-name="ce1">
            <text:p>17,40096667</text:p>
          </table:table-cell>
          <table:table-cell office:value-type="float" office:value="1065437.6232168875" table:formula="of:=[.A7] * [.D$19]" table:style-name="ce1">
            <text:p>1065437,623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571497" table:style-name="ce1">
            <text:p>571497</text:p>
          </table:table-cell>
          <table:table-cell office:value-type="float" office:value="8.1642428571428578" table:formula="of:=[.B8]/[.A8]" table:style-name="ce1">
            <text:p>8,164242857</text:p>
          </table:table-cell>
          <table:table-cell office:value-type="float" office:value="1243010.560419702" table:formula="of:=[.A8] * [.D$19]" table:style-name="ce1">
            <text:p>1243010,56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889677" table:style-name="ce1">
            <text:p>889677</text:p>
          </table:table-cell>
          <table:table-cell office:value-type="float" office:value="11.120962499999999" table:formula="of:=[.B9]/[.A9]" table:style-name="ce1">
            <text:p>11,1209625</text:p>
          </table:table-cell>
          <table:table-cell office:value-type="float" office:value="1420583.4976225165" table:formula="of:=[.A9] * [.D$19]" table:style-name="ce1">
            <text:p>1420583,498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933350" table:style-name="ce1">
            <text:p>933350</text:p>
          </table:table-cell>
          <table:table-cell office:value-type="float" office:value="10.370555555555555" table:formula="of:=[.B10]/[.A10]" table:style-name="ce1">
            <text:p>10,37055556</text:p>
          </table:table-cell>
          <table:table-cell office:value-type="float" office:value="1598156.434825331" table:formula="of:=[.A10] * [.D$19]" table:style-name="ce1">
            <text:p>1598156,435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716095" table:style-name="ce1">
            <text:p>1716095</text:p>
          </table:table-cell>
          <table:table-cell office:value-type="float" office:value="17.16095" table:formula="of:=[.B11]/[.A11]" table:style-name="ce1">
            <text:p>17,16095</text:p>
          </table:table-cell>
          <table:table-cell office:value-type="float" office:value="1775729.3720281457" table:formula="of:=[.A11] * [.D$19]" table:style-name="ce1">
            <text:p>1775729,372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1631546" table:style-name="ce1">
            <text:p>1631546</text:p>
          </table:table-cell>
          <table:table-cell office:value-type="float" office:value="14.832236363636364" table:formula="of:=[.B12]/[.A12]" table:style-name="ce1">
            <text:p>14,83223636</text:p>
          </table:table-cell>
          <table:table-cell office:value-type="float" office:value="1953302.3092309602" table:formula="of:=[.A12] * [.D$19]" table:style-name="ce1">
            <text:p>1953302,309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430096" table:style-name="ce1">
            <text:p>1430096</text:p>
          </table:table-cell>
          <table:table-cell office:value-type="float" office:value="11.917466666666666" table:formula="of:=[.B13]/[.A13]" table:style-name="ce1">
            <text:p>11,91746667</text:p>
          </table:table-cell>
          <table:table-cell office:value-type="float" office:value="2130875.2464337749" table:formula="of:=[.A13] * [.D$19]" table:style-name="ce1">
            <text:p>2130875,246</text:p>
          </table:table-cell>
          <table:table-cell table:number-columns-repeated="16380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1547597" table:style-name="ce1">
            <text:p>1547597</text:p>
          </table:table-cell>
          <table:table-cell office:value-type="float" office:value="11.904592307692308" table:formula="of:=[.B14]/[.A14]" table:style-name="ce1">
            <text:p>11,90459231</text:p>
          </table:table-cell>
          <table:table-cell office:value-type="float" office:value="2308448.1836365894" table:formula="of:=[.A14] * [.D$19]" table:style-name="ce1">
            <text:p>2308448,184</text:p>
          </table:table-cell>
          <table:table-cell table:number-columns-repeated="16380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1881907" table:style-name="ce1">
            <text:p>1881907</text:p>
          </table:table-cell>
          <table:table-cell office:value-type="float" office:value="13.442192857142857" table:formula="of:=[.B15]/[.A15]" table:style-name="ce1">
            <text:p>13,44219286</text:p>
          </table:table-cell>
          <table:table-cell office:value-type="float" office:value="2486021.1208394039" table:formula="of:=[.A15] * [.D$19]" table:style-name="ce1">
            <text:p>2486021,121</text:p>
          </table:table-cell>
          <table:table-cell table:number-columns-repeated="8"/>
          <table:table-cell table:style-name="ce1">
            <draw:frame draw:z-index="3" draw:id="id4" draw:style-name="a4" draw:name="Gráfico 3" svg:x="0.59063in" svg:y="0.1677in" svg:width="6.3012in" svg:height="3.545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2000862" table:style-name="ce1">
            <text:p>2000862</text:p>
          </table:table-cell>
          <table:table-cell office:value-type="float" office:value="13.339079999999999" table:formula="of:=[.B16]/[.A16]" table:style-name="ce1">
            <text:p>13,33908</text:p>
          </table:table-cell>
          <table:table-cell office:value-type="float" office:value="2663594.0580422184" table:formula="of:=[.A16] * [.D$19]" table:style-name="ce1">
            <text:p>2663594,058</text:p>
          </table:table-cell>
          <table:table-cell table:number-columns-repeated="16380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2151847" table:style-name="ce1">
            <text:p>2151847</text:p>
          </table:table-cell>
          <table:table-cell office:value-type="float" office:value="13.44904375" table:formula="of:=[.B17]/[.A17]" table:style-name="ce1">
            <text:p>13,44904375</text:p>
          </table:table-cell>
          <table:table-cell office:value-type="float" office:value="2841166.9952450329" table:formula="of:=[.A17] * [.D$19]" table:style-name="ce1">
            <text:p>2841166,99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K promedio</text:p>
          </table:table-cell>
          <table:table-cell office:value-type="float" office:value="17.757293720281456" table:formula="of:=AVERAGE([.C2:.C21])" table:style-name="ce1">
            <text:p>17,75729372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DYV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612" table:style-name="ce3">
            <text:p>612</text:p>
          </table:table-cell>
          <table:table-cell office:value-type="float" office:value="153" table:formula="of:=[.B28]/(LOG([.A28]))" table:style-name="ce1">
            <text:p>153</text:p>
          </table:table-cell>
          <table:table-cell office:value-type="float" office:value="357.70392370711431" table:formula="of:=LOG([.A28]) * [.D$45]" table:style-name="ce1">
            <text:p>357,7039237</text:p>
          </table:table-cell>
          <table:table-cell table:style-name="ce1">
            <draw:frame draw:z-index="2" draw:id="id3" draw:style-name="a3" draw:name="Gráfico 2" svg:x="0.8102in" svg:y="0.09207in" svg:width="6.3012in" svg:height="3.545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41" table:style-name="ce1">
            <text:p>341</text:p>
          </table:table-cell>
          <table:table-cell office:value-type="float" office:value="79.283334537023464" table:formula="of:=[.B29]/(LOG([.A29]))" table:style-name="ce1">
            <text:p>79,28333454</text:p>
          </table:table-cell>
          <table:table-cell office:value-type="float" office:value="384.62382635774975" table:formula="of:=LOG([.A29]) * [.D$45]" table:style-name="ce1">
            <text:p>384,6238264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41" table:style-name="ce1">
            <text:p>341</text:p>
          </table:table-cell>
          <table:table-cell office:value-type="float" office:value="76.165013319781508" table:formula="of:=[.B30]/(LOG([.A30]))" table:style-name="ce1">
            <text:p>76,16501332</text:p>
          </table:table-cell>
          <table:table-cell office:value-type="float" office:value="400.37095993143555" table:formula="of:=LOG([.A30]) * [.D$45]" table:style-name="ce1">
            <text:p>400,3709599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321" table:style-name="ce1">
            <text:p>321</text:p>
          </table:table-cell>
          <table:table-cell office:value-type="float" office:value="69.751372343013017" table:formula="of:=[.B31]/(LOG([.A31]))" table:style-name="ce1">
            <text:p>69,75137234</text:p>
          </table:table-cell>
          <table:table-cell office:value-type="float" office:value="411.54372900838518" table:formula="of:=LOG([.A31]) * [.D$45]" table:style-name="ce1">
            <text:p>411,543729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381" table:style-name="ce1">
            <text:p>381</text:p>
          </table:table-cell>
          <table:table-cell office:value-type="float" office:value="81.081598658520633" table:formula="of:=[.B32]/(LOG([.A32]))" table:style-name="ce1">
            <text:p>81,08159866</text:p>
          </table:table-cell>
          <table:table-cell office:value-type="float" office:value="420.21000198325748" table:formula="of:=LOG([.A32]) * [.D$45]" table:style-name="ce1">
            <text:p>420,210002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421" table:style-name="ce1">
            <text:p>421</text:p>
          </table:table-cell>
          <table:table-cell office:value-type="float" office:value="88.10939167448862" table:formula="of:=[.B33]/(LOG([.A33]))" table:style-name="ce1">
            <text:p>88,10939167</text:p>
          </table:table-cell>
          <table:table-cell office:value-type="float" office:value="427.29086258207093" table:formula="of:=LOG([.A33]) * [.D$45]" table:style-name="ce1">
            <text:p>427,2908626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310" table:style-name="ce1">
            <text:p>310</text:p>
          </table:table-cell>
          <table:table-cell office:value-type="float" office:value="63.982193433404255" table:formula="of:=[.B34]/(LOG([.A34]))" table:style-name="ce1">
            <text:p>63,98219343</text:p>
          </table:table-cell>
          <table:table-cell office:value-type="float" office:value="433.27764491468719" table:formula="of:=LOG([.A34]) * [.D$45]" table:style-name="ce1">
            <text:p>433,2776449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311" table:style-name="ce1">
            <text:p>311</text:p>
          </table:table-cell>
          <table:table-cell office:value-type="float" office:value="63.429388574366989" table:formula="of:=[.B35]/(LOG([.A35]))" table:style-name="ce1">
            <text:p>63,42938857</text:p>
          </table:table-cell>
          <table:table-cell office:value-type="float" office:value="438.46363165902056" table:formula="of:=LOG([.A35]) * [.D$45]" table:style-name="ce1">
            <text:p>438,4636317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390" table:style-name="ce1">
            <text:p>390</text:p>
          </table:table-cell>
          <table:table-cell office:value-type="float" office:value="78.7204096805783" table:formula="of:=[.B36]/(LOG([.A36]))" table:style-name="ce1">
            <text:p>78,72040968</text:p>
          </table:table-cell>
          <table:table-cell office:value-type="float" office:value="443.03799615575673" table:formula="of:=LOG([.A36]) * [.D$45]" table:style-name="ce1">
            <text:p>443,0379962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91" table:style-name="ce1">
            <text:p>291</text:p>
          </table:table-cell>
          <table:table-cell office:value-type="float" office:value="58.2" table:formula="of:=[.B37]/(LOG([.A37]))" table:style-name="ce1">
            <text:p>58,2</text:p>
          </table:table-cell>
          <table:table-cell office:value-type="float" office:value="447.12990463389292" table:formula="of:=LOG([.A37]) * [.D$45]" table:style-name="ce1">
            <text:p>447,1299046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811" table:style-name="ce1">
            <text:p>811</text:p>
          </table:table-cell>
          <table:table-cell office:value-type="float" office:value="160.86824626607054" table:formula="of:=[.B38]/(LOG([.A38]))" table:style-name="ce1">
            <text:p>160,8682463</text:p>
          </table:table-cell>
          <table:table-cell office:value-type="float" office:value="450.83148610736049" table:formula="of:=LOG([.A38]) * [.D$45]" table:style-name="ce1">
            <text:p>450,8314861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411" table:style-name="ce1">
            <text:p>411</text:p>
          </table:table-cell>
          <table:table-cell office:value-type="float" office:value="80.918553619211849" table:formula="of:=[.B39]/(LOG([.A39]))" table:style-name="ce1">
            <text:p>80,91855362</text:p>
          </table:table-cell>
          <table:table-cell office:value-type="float" office:value="454.21076523270636" table:formula="of:=LOG([.A39]) * [.D$45]" table:style-name="ce1">
            <text:p>454,2107652</text:p>
          </table:table-cell>
          <table:table-cell table:number-columns-repeated="16380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622" table:style-name="ce1">
            <text:p>622</text:p>
          </table:table-cell>
          <table:table-cell office:value-type="float" office:value="121.62825380524082" table:formula="of:=[.B40]/(LOG([.A40]))" table:style-name="ce1">
            <text:p>121,6282538</text:p>
          </table:table-cell>
          <table:table-cell office:value-type="float" office:value="457.3194006840173" table:formula="of:=LOG([.A40]) * [.D$45]" table:style-name="ce1">
            <text:p>457,3194007</text:p>
          </table:table-cell>
          <table:table-cell table:number-columns-repeated="16380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451" table:style-name="ce1">
            <text:p>451</text:p>
          </table:table-cell>
          <table:table-cell office:value-type="float" office:value="87.638705619682483" table:formula="of:=[.B41]/(LOG([.A41]))" table:style-name="ce1">
            <text:p>87,63870562</text:p>
          </table:table-cell>
          <table:table-cell office:value-type="float" office:value="460.19754756532262" table:formula="of:=LOG([.A41]) * [.D$45]" table:style-name="ce1">
            <text:p>460,1975476</text:p>
          </table:table-cell>
          <table:table-cell table:number-columns-repeated="16380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461" table:style-name="ce1">
            <text:p>461</text:p>
          </table:table-cell>
          <table:table-cell office:value-type="float" office:value="89.063344699240133" table:formula="of:=[.B42]/(LOG([.A42]))" table:style-name="ce1">
            <text:p>89,0633447</text:p>
          </table:table-cell>
          <table:table-cell office:value-type="float" office:value="462.87703820757866" table:formula="of:=LOG([.A42]) * [.D$45]" table:style-name="ce1">
            <text:p>462,8770382</text:p>
          </table:table-cell>
          <table:table-cell table:number-columns-repeated="16380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411" table:style-name="ce1">
            <text:p>411</text:p>
          </table:table-cell>
          <table:table-cell office:value-type="float" office:value="78.975888597834739" table:formula="of:=[.B43]/(LOG([.A43]))" table:style-name="ce1">
            <text:p>78,9758886</text:p>
          </table:table-cell>
          <table:table-cell office:value-type="float" office:value="465.383534309656" table:formula="of:=LOG([.A43]) * [.D$45]" table:style-name="ce1">
            <text:p>465,383534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K promedio</text:p>
          </table:table-cell>
          <table:table-cell office:value-type="float" office:value="89.425980926778578" table:formula="of:=AVERAGE([.C28:.C43])" table:style-name="ce1">
            <text:p>89,42598093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Cuadrado_Perfect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2523" table:style-name="ce3">
            <text:p>12523</text:p>
          </table:table-cell>
          <table:table-cell office:value-type="float" office:value="1.2523" table:formula="of:=[.B2]/[.A2]" table:style-name="ce1">
            <text:p>1,2523</text:p>
          </table:table-cell>
          <table:table-cell office:value-type="float" office:value="10087.854520479519" table:formula="of:=[.A2] * [.D$19]" table:style-name="ce1">
            <text:p>10087,85452</text:p>
          </table:table-cell>
          <table:table-cell table:number-columns-repeated="16380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20027" table:style-name="ce1">
            <text:p>20027</text:p>
          </table:table-cell>
          <table:table-cell office:value-type="float" office:value="1.00135" table:formula="of:=[.B3]/[.A3]" table:style-name="ce1">
            <text:p>1,00135</text:p>
          </table:table-cell>
          <table:table-cell office:value-type="float" office:value="20175.709040959038" table:formula="of:=[.A3] * [.D$19]" table:style-name="ce1">
            <text:p>20175,70904</text:p>
          </table:table-cell>
          <table:table-cell table:style-name="ce1">
            <draw:frame draw:z-index="1" draw:id="id5" draw:style-name="a5" draw:name="Gráfico 1" svg:x="0.67923in" svg:y="0.07357in" svg:width="6.3012in" svg:height="3.545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0167" table:style-name="ce1">
            <text:p>30167</text:p>
          </table:table-cell>
          <table:table-cell office:value-type="float" office:value="1.0055666666666667" table:formula="of:=[.B4]/[.A4]" table:style-name="ce1">
            <text:p>1,005566667</text:p>
          </table:table-cell>
          <table:table-cell office:value-type="float" office:value="30263.563561438561" table:formula="of:=[.A4] * [.D$19]" table:style-name="ce1">
            <text:p>30263,56356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39966" table:style-name="ce1">
            <text:p>39966</text:p>
          </table:table-cell>
          <table:table-cell office:value-type="float" office:value="0.99914999999999998" table:formula="of:=[.B5]/[.A5]" table:style-name="ce1">
            <text:p>0,99915</text:p>
          </table:table-cell>
          <table:table-cell office:value-type="float" office:value="40351.418081918076" table:formula="of:=[.A5] * [.D$19]" table:style-name="ce1">
            <text:p>40351,41808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49022" table:style-name="ce1">
            <text:p>49022</text:p>
          </table:table-cell>
          <table:table-cell office:value-type="float" office:value="0.98043999999999998" table:formula="of:=[.B6]/[.A6]" table:style-name="ce1">
            <text:p>0,98044</text:p>
          </table:table-cell>
          <table:table-cell office:value-type="float" office:value="50439.272602397599" table:formula="of:=[.A6] * [.D$19]" table:style-name="ce1">
            <text:p>50439,2726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62338" table:style-name="ce1">
            <text:p>62338</text:p>
          </table:table-cell>
          <table:table-cell office:value-type="float" office:value="1.0389666666666666" table:formula="of:=[.B7]/[.A7]" table:style-name="ce1">
            <text:p>1,038966667</text:p>
          </table:table-cell>
          <table:table-cell office:value-type="float" office:value="60527.127122877122" table:formula="of:=[.A7] * [.D$19]" table:style-name="ce1">
            <text:p>60527,12712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66115" table:style-name="ce1">
            <text:p>66115</text:p>
          </table:table-cell>
          <table:table-cell office:value-type="float" office:value="0.94450000000000001" table:formula="of:=[.B8]/[.A8]" table:style-name="ce1">
            <text:p>0,9445</text:p>
          </table:table-cell>
          <table:table-cell office:value-type="float" office:value="70614.981643356645" table:formula="of:=[.A8] * [.D$19]" table:style-name="ce1">
            <text:p>70614,98164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75032" table:style-name="ce1">
            <text:p>75032</text:p>
          </table:table-cell>
          <table:table-cell office:value-type="float" office:value="0.93789999999999996" table:formula="of:=[.B9]/[.A9]" table:style-name="ce1">
            <text:p>0,9379</text:p>
          </table:table-cell>
          <table:table-cell office:value-type="float" office:value="80702.836163836153" table:formula="of:=[.A9] * [.D$19]" table:style-name="ce1">
            <text:p>80702,83616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84780" table:style-name="ce1">
            <text:p>84780</text:p>
          </table:table-cell>
          <table:table-cell office:value-type="float" office:value="0.94199999999999995" table:formula="of:=[.B10]/[.A10]" table:style-name="ce1">
            <text:p>0,942</text:p>
          </table:table-cell>
          <table:table-cell office:value-type="float" office:value="90790.690684315676" table:formula="of:=[.A10] * [.D$19]" table:style-name="ce1">
            <text:p>90790,69068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97134" table:style-name="ce1">
            <text:p>97134</text:p>
          </table:table-cell>
          <table:table-cell office:value-type="float" office:value="0.97133999999999998" table:formula="of:=[.B11]/[.A11]" table:style-name="ce1">
            <text:p>0,97134</text:p>
          </table:table-cell>
          <table:table-cell office:value-type="float" office:value="100878.5452047952" table:formula="of:=[.A11] * [.D$19]" table:style-name="ce1">
            <text:p>100878,5452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102825" table:style-name="ce1">
            <text:p>102825</text:p>
          </table:table-cell>
          <table:table-cell office:value-type="float" office:value="0.93477272727272731" table:formula="of:=[.B12]/[.A12]" table:style-name="ce1">
            <text:p>0,934772727</text:p>
          </table:table-cell>
          <table:table-cell office:value-type="float" office:value="110966.39972527472" table:formula="of:=[.A12] * [.D$19]" table:style-name="ce1">
            <text:p>110966,3997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12172" table:style-name="ce1">
            <text:p>112172</text:p>
          </table:table-cell>
          <table:table-cell office:value-type="float" office:value="0.93476666666666663" table:formula="of:=[.B13]/[.A13]" table:style-name="ce1">
            <text:p>0,934766667</text:p>
          </table:table-cell>
          <table:table-cell office:value-type="float" office:value="121054.25424575424" table:formula="of:=[.A13] * [.D$19]" table:style-name="ce1">
            <text:p>121054,2542</text:p>
          </table:table-cell>
          <table:table-cell table:number-columns-repeated="16380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124465" table:style-name="ce1">
            <text:p>124465</text:p>
          </table:table-cell>
          <table:table-cell office:value-type="float" office:value="0.95742307692307693" table:formula="of:=[.B14]/[.A14]" table:style-name="ce1">
            <text:p>0,957423077</text:p>
          </table:table-cell>
          <table:table-cell office:value-type="float" office:value="131142.10876623375" table:formula="of:=[.A14] * [.D$19]" table:style-name="ce1">
            <text:p>131142,1088</text:p>
          </table:table-cell>
          <table:table-cell table:number-columns-repeated="16380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161185" table:style-name="ce1">
            <text:p>161185</text:p>
          </table:table-cell>
          <table:table-cell office:value-type="float" office:value="1.1513214285714286" table:formula="of:=[.B15]/[.A15]" table:style-name="ce1">
            <text:p>1,151321429</text:p>
          </table:table-cell>
          <table:table-cell office:value-type="float" office:value="141229.96328671329" table:formula="of:=[.A15] * [.D$19]" table:style-name="ce1">
            <text:p>141229,9633</text:p>
          </table:table-cell>
          <table:table-cell table:number-columns-repeated="16380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144603" table:style-name="ce1">
            <text:p>144603</text:p>
          </table:table-cell>
          <table:table-cell office:value-type="float" office:value="0.96401999999999999" table:formula="of:=[.B16]/[.A16]" table:style-name="ce1">
            <text:p>0,96402</text:p>
          </table:table-cell>
          <table:table-cell office:value-type="float" office:value="151317.8178071928" table:formula="of:=[.A16] * [.D$19]" table:style-name="ce1">
            <text:p>151317,8178</text:p>
          </table:table-cell>
          <table:table-cell table:number-columns-repeated="8"/>
          <table:table-cell table:style-name="ce1">
            <draw:frame draw:z-index="3" draw:id="id7" draw:style-name="a7" draw:name="Gráfico 3" svg:x="0.1646in" svg:y="0.15627in" svg:width="6.3012in" svg:height="3.545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179960" table:style-name="ce1">
            <text:p>179960</text:p>
          </table:table-cell>
          <table:table-cell office:value-type="float" office:value="1.1247499999999999" table:formula="of:=[.B17]/[.A17]" table:style-name="ce1">
            <text:p>1,12475</text:p>
          </table:table-cell>
          <table:table-cell office:value-type="float" office:value="161405.67232767231" table:formula="of:=[.A17] * [.D$19]" table:style-name="ce1">
            <text:p>161405,672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K promedio</text:p>
          </table:table-cell>
          <table:table-cell office:value-type="float" office:value="1.008785452047952" table:formula="of:=AVERAGE([.C2:.C21])" table:style-name="ce1">
            <text:p>1,008785452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DYV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631" table:style-name="ce3">
            <text:p>631</text:p>
          </table:table-cell>
          <table:table-cell office:value-type="float" office:value="157.75" table:formula="of:=[.B28]/(LOG([.A28]))" table:style-name="ce1">
            <text:p>157,75</text:p>
          </table:table-cell>
          <table:table-cell office:value-type="float" office:value="313.88056767370119" table:formula="of:=LOG([.A28]) * [.D$45]" table:style-name="ce1">
            <text:p>313,8805677</text:p>
          </table:table-cell>
          <table:table-cell table:style-name="ce1">
            <draw:frame draw:z-index="2" draw:id="id6" draw:style-name="a6" draw:name="Gráfico 2" svg:x="0.8102in" svg:y="0.09207in" svg:width="6.3012in" svg:height="3.545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431" table:style-name="ce1">
            <text:p>431</text:p>
          </table:table-cell>
          <table:table-cell office:value-type="float" office:value="100.20855479606192" table:formula="of:=[.B29]/(LOG([.A29]))" table:style-name="ce1">
            <text:p>100,2085548</text:p>
          </table:table-cell>
          <table:table-cell office:value-type="float" office:value="337.50243415515678" table:formula="of:=LOG([.A29]) * [.D$45]" table:style-name="ce1">
            <text:p>337,5024342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71" table:style-name="ce1">
            <text:p>371</text:p>
          </table:table-cell>
          <table:table-cell office:value-type="float" office:value="82.86574762943971" table:formula="of:=[.B30]/(LOG([.A30]))" table:style-name="ce1">
            <text:p>82,86574763</text:p>
          </table:table-cell>
          <table:table-cell office:value-type="float" office:value="351.32034024385024" table:formula="of:=LOG([.A30]) * [.D$45]" table:style-name="ce1">
            <text:p>351,3203402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310" table:style-name="ce1">
            <text:p>310</text:p>
          </table:table-cell>
          <table:table-cell office:value-type="float" office:value="67.361138399794513" table:formula="of:=[.B31]/(LOG([.A31]))" table:style-name="ce1">
            <text:p>67,3611384</text:p>
          </table:table-cell>
          <table:table-cell office:value-type="float" office:value="361.1243006366123" table:formula="of:=LOG([.A31]) * [.D$45]" table:style-name="ce1">
            <text:p>361,1243006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311" table:style-name="ce1">
            <text:p>311</text:p>
          </table:table-cell>
          <table:table-cell office:value-type="float" office:value="66.184717015222873" table:formula="of:=[.B32]/(LOG([.A32]))" table:style-name="ce1">
            <text:p>66,18471702</text:p>
          </table:table-cell>
          <table:table-cell office:value-type="float" office:value="368.72884311067094" table:formula="of:=LOG([.A32]) * [.D$45]" table:style-name="ce1">
            <text:p>368,7288431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341" table:style-name="ce1">
            <text:p>341</text:p>
          </table:table-cell>
          <table:table-cell office:value-type="float" office:value="71.366514396676052" table:formula="of:=[.B33]/(LOG([.A33]))" table:style-name="ce1">
            <text:p>71,3665144</text:p>
          </table:table-cell>
          <table:table-cell office:value-type="float" office:value="374.94220672530582" table:formula="of:=LOG([.A33]) * [.D$45]" table:style-name="ce1">
            <text:p>374,9422067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411" table:style-name="ce1">
            <text:p>411</text:p>
          </table:table-cell>
          <table:table-cell office:value-type="float" office:value="84.828004842352087" table:formula="of:=[.B34]/(LOG([.A34]))" table:style-name="ce1">
            <text:p>84,82800484</text:p>
          </table:table-cell>
          <table:table-cell office:value-type="float" office:value="380.195530808603" table:formula="of:=LOG([.A34]) * [.D$45]" table:style-name="ce1">
            <text:p>380,1955308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331" table:style-name="ce1">
            <text:p>331</text:p>
          </table:table-cell>
          <table:table-cell office:value-type="float" office:value="67.508448932847188" table:formula="of:=[.B35]/(LOG([.A35]))" table:style-name="ce1">
            <text:p>67,50844893</text:p>
          </table:table-cell>
          <table:table-cell office:value-type="float" office:value="384.74616711806789" table:formula="of:=LOG([.A35]) * [.D$45]" table:style-name="ce1">
            <text:p>384,7461671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271" table:style-name="ce1">
            <text:p>271</text:p>
          </table:table-cell>
          <table:table-cell office:value-type="float" office:value="54.700592367786463" table:formula="of:=[.B36]/(LOG([.A36]))" table:style-name="ce1">
            <text:p>54,70059237</text:p>
          </table:table-cell>
          <table:table-cell office:value-type="float" office:value="388.76011281399934" table:formula="of:=LOG([.A36]) * [.D$45]" table:style-name="ce1">
            <text:p>388,7601128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360" table:style-name="ce1">
            <text:p>360</text:p>
          </table:table-cell>
          <table:table-cell office:value-type="float" office:value="72" table:formula="of:=[.B37]/(LOG([.A37]))" table:style-name="ce1">
            <text:p>72</text:p>
          </table:table-cell>
          <table:table-cell office:value-type="float" office:value="392.35070959212646" table:formula="of:=LOG([.A37]) * [.D$45]" table:style-name="ce1">
            <text:p>392,3507096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401" table:style-name="ce1">
            <text:p>401</text:p>
          </table:table-cell>
          <table:table-cell office:value-type="float" office:value="79.541512642039805" table:formula="of:=[.B38]/(LOG([.A38]))" table:style-name="ce1">
            <text:p>79,54151264</text:p>
          </table:table-cell>
          <table:table-cell office:value-type="float" office:value="395.59879947087711" table:formula="of:=LOG([.A38]) * [.D$45]" table:style-name="ce1">
            <text:p>395,5987995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431" table:style-name="ce1">
            <text:p>431</text:p>
          </table:table-cell>
          <table:table-cell office:value-type="float" office:value="84.856196131095643" table:formula="of:=[.B39]/(LOG([.A39]))" table:style-name="ce1">
            <text:p>84,85619613</text:p>
          </table:table-cell>
          <table:table-cell office:value-type="float" office:value="398.56407320676141" table:formula="of:=LOG([.A39]) * [.D$45]" table:style-name="ce1">
            <text:p>398,5640732</text:p>
          </table:table-cell>
          <table:table-cell table:number-columns-repeated="16380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421" table:style-name="ce1">
            <text:p>421</text:p>
          </table:table-cell>
          <table:table-cell office:value-type="float" office:value="82.323946707405753" table:formula="of:=[.B40]/(LOG([.A40]))" table:style-name="ce1">
            <text:p>82,32394671</text:p>
          </table:table-cell>
          <table:table-cell office:value-type="float" office:value="401.29186061830512" table:formula="of:=LOG([.A40]) * [.D$45]" table:style-name="ce1">
            <text:p>401,2918606</text:p>
          </table:table-cell>
          <table:table-cell table:number-columns-repeated="16380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361" table:style-name="ce1">
            <text:p>361</text:p>
          </table:table-cell>
          <table:table-cell office:value-type="float" office:value="70.149828666752498" table:formula="of:=[.B41]/(LOG([.A41]))" table:style-name="ce1">
            <text:p>70,14982867</text:p>
          </table:table-cell>
          <table:table-cell office:value-type="float" office:value="403.81739729005858" table:formula="of:=LOG([.A41]) * [.D$45]" table:style-name="ce1">
            <text:p>403,8173973</text:p>
          </table:table-cell>
          <table:table-cell table:number-columns-repeated="16380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301" table:style-name="ce1">
            <text:p>301</text:p>
          </table:table-cell>
          <table:table-cell office:value-type="float" office:value="58.151988621412755" table:formula="of:=[.B42]/(LOG([.A42]))" table:style-name="ce1">
            <text:p>58,15198862</text:p>
          </table:table-cell>
          <table:table-cell office:value-type="float" office:value="406.16861568081998" table:formula="of:=LOG([.A42]) * [.D$45]" table:style-name="ce1">
            <text:p>406,1686157</text:p>
          </table:table-cell>
          <table:table-cell table:number-columns-repeated="16380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290" table:style-name="ce1">
            <text:p>290</text:p>
          </table:table-cell>
          <table:table-cell office:value-type="float" office:value="55.72507954591746" table:formula="of:=[.B43]/(LOG([.A43]))" table:style-name="ce1">
            <text:p>55,72507955</text:p>
          </table:table-cell>
          <table:table-cell office:value-type="float" office:value="408.36803359952341" table:formula="of:=LOG([.A43]) * [.D$45]" table:style-name="ce1">
            <text:p>408,368033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K promedio</text:p>
          </table:table-cell>
          <table:table-cell office:value-type="float" office:value="78.470141918425298" table:formula="of:=AVERAGE([.C28:.C43])" table:style-name="ce1">
            <text:p>78,47014192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Ejercicio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0125" table:style-name="ce3">
            <text:p>40125</text:p>
          </table:table-cell>
          <table:table-cell office:value-type="float" office:value="4.0125000000000002" table:formula="of:=[.B2]/[.A2]" table:style-name="ce1">
            <text:p>4,0125</text:p>
          </table:table-cell>
          <table:table-cell office:value-type="float" office:value="21044.2216554279" table:formula="of:=[.A2] * [.D$20]" table:style-name="ce1">
            <text:p>21044,22166</text:p>
          </table:table-cell>
          <table:table-cell table:number-columns-repeated="16380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79711" table:style-name="ce1">
            <text:p>79711</text:p>
          </table:table-cell>
          <table:table-cell office:value-type="float" office:value="3.9855499999999999" table:formula="of:=[.B3]/[.A3]" table:style-name="ce1">
            <text:p>3,98555</text:p>
          </table:table-cell>
          <table:table-cell office:value-type="float" office:value="42088.443310855801" table:formula="of:=[.A3] * [.D$20]" table:style-name="ce1">
            <text:p>42088,44331</text:p>
          </table:table-cell>
          <table:table-cell table:style-name="ce1">
            <draw:frame draw:z-index="1" draw:id="id8" draw:style-name="a8" draw:name="Gráfico 1" svg:x="0.67923in" svg:y="0.07357in" svg:width="6.3012in" svg:height="3.545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119526" table:style-name="ce1">
            <text:p>119526</text:p>
          </table:table-cell>
          <table:table-cell office:value-type="float" office:value="3.9842" table:formula="of:=[.B4]/[.A4]" table:style-name="ce1">
            <text:p>3,9842</text:p>
          </table:table-cell>
          <table:table-cell office:value-type="float" office:value="63132.664966283708" table:formula="of:=[.A4] * [.D$20]" table:style-name="ce1">
            <text:p>63132,66497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159341" table:style-name="ce1">
            <text:p>159341</text:p>
          </table:table-cell>
          <table:table-cell office:value-type="float" office:value="3.9835250000000002" table:formula="of:=[.B5]/[.A5]" table:style-name="ce1">
            <text:p>3,983525</text:p>
          </table:table-cell>
          <table:table-cell office:value-type="float" office:value="84176.886621711601" table:formula="of:=[.A5] * [.D$20]" table:style-name="ce1">
            <text:p>84176,88662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80651" table:style-name="ce1">
            <text:p>180651</text:p>
          </table:table-cell>
          <table:table-cell office:value-type="float" office:value="3.6130200000000001" table:formula="of:=[.B6]/[.A6]" table:style-name="ce1">
            <text:p>3,61302</text:p>
          </table:table-cell>
          <table:table-cell office:value-type="float" office:value="105221.1082771395" table:formula="of:=[.A6] * [.D$20]" table:style-name="ce1">
            <text:p>105221,1083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76895" table:style-name="ce1">
            <text:p>76895</text:p>
          </table:table-cell>
          <table:table-cell office:value-type="float" office:value="1.2815833333333333" table:formula="of:=[.B7]/[.A7]" table:style-name="ce1">
            <text:p>1,281583333</text:p>
          </table:table-cell>
          <table:table-cell office:value-type="float" office:value="126265.32993256742" table:formula="of:=[.A7] * [.D$20]" table:style-name="ce1">
            <text:p>126265,3299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89700" table:style-name="ce1">
            <text:p>89700</text:p>
          </table:table-cell>
          <table:table-cell office:value-type="float" office:value="1.2814285714285714" table:formula="of:=[.B8]/[.A8]" table:style-name="ce1">
            <text:p>1,281428571</text:p>
          </table:table-cell>
          <table:table-cell office:value-type="float" office:value="147309.55158799532" table:formula="of:=[.A8] * [.D$20]" table:style-name="ce1">
            <text:p>147309,5516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102523" table:style-name="ce1">
            <text:p>102523</text:p>
          </table:table-cell>
          <table:table-cell office:value-type="float" office:value="1.2815375" table:formula="of:=[.B9]/[.A9]" table:style-name="ce1">
            <text:p>1,2815375</text:p>
          </table:table-cell>
          <table:table-cell office:value-type="float" office:value="168353.7732434232" table:formula="of:=[.A9] * [.D$20]" table:style-name="ce1">
            <text:p>168353,7732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15227" table:style-name="ce1">
            <text:p>115227</text:p>
          </table:table-cell>
          <table:table-cell office:value-type="float" office:value="1.2803" table:formula="of:=[.B10]/[.A10]" table:style-name="ce1">
            <text:p>1,2803</text:p>
          </table:table-cell>
          <table:table-cell office:value-type="float" office:value="189397.99489885112" table:formula="of:=[.A10] * [.D$20]" table:style-name="ce1">
            <text:p>189397,9949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28062" table:style-name="ce1">
            <text:p>128062</text:p>
          </table:table-cell>
          <table:table-cell office:value-type="float" office:value="1.2806200000000001" table:formula="of:=[.B11]/[.A11]" table:style-name="ce1">
            <text:p>1,28062</text:p>
          </table:table-cell>
          <table:table-cell office:value-type="float" office:value="210442.216554279" table:formula="of:=[.A11] * [.D$20]" table:style-name="ce1">
            <text:p>210442,2166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140706" table:style-name="ce1">
            <text:p>140706</text:p>
          </table:table-cell>
          <table:table-cell office:value-type="float" office:value="1.2791454545454546" table:formula="of:=[.B12]/[.A12]" table:style-name="ce1">
            <text:p>1,279145455</text:p>
          </table:table-cell>
          <table:table-cell office:value-type="float" office:value="231486.43820970692" table:formula="of:=[.A12] * [.D$20]" table:style-name="ce1">
            <text:p>231486,4382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52858" table:style-name="ce1">
            <text:p>152858</text:p>
          </table:table-cell>
          <table:table-cell office:value-type="float" office:value="1.2738166666666666" table:formula="of:=[.B13]/[.A13]" table:style-name="ce1">
            <text:p>1,273816667</text:p>
          </table:table-cell>
          <table:table-cell office:value-type="float" office:value="252530.65986513483" table:formula="of:=[.A13] * [.D$20]" table:style-name="ce1">
            <text:p>252530,6599</text:p>
          </table:table-cell>
          <table:table-cell table:number-columns-repeated="16380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170302" table:style-name="ce1">
            <text:p>170302</text:p>
          </table:table-cell>
          <table:table-cell office:value-type="float" office:value="1.3100153846153846" table:formula="of:=[.B14]/[.A14]" table:style-name="ce1">
            <text:p>1,310015385</text:p>
          </table:table-cell>
          <table:table-cell office:value-type="float" office:value="273574.88152056275" table:formula="of:=[.A14] * [.D$20]" table:style-name="ce1">
            <text:p>273574,8815</text:p>
          </table:table-cell>
          <table:table-cell table:number-columns-repeated="16380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178707" table:style-name="ce1">
            <text:p>178707</text:p>
          </table:table-cell>
          <table:table-cell office:value-type="float" office:value="1.2764785714285714" table:formula="of:=[.B15]/[.A15]" table:style-name="ce1">
            <text:p>1,276478571</text:p>
          </table:table-cell>
          <table:table-cell office:value-type="float" office:value="294619.10317599063" table:formula="of:=[.A15] * [.D$20]" table:style-name="ce1">
            <text:p>294619,1032</text:p>
          </table:table-cell>
          <table:table-cell table:number-columns-repeated="16380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191692" table:style-name="ce1">
            <text:p>191692</text:p>
          </table:table-cell>
          <table:table-cell office:value-type="float" office:value="1.2779466666666666" table:formula="of:=[.B16]/[.A16]" table:style-name="ce1">
            <text:p>1,277946667</text:p>
          </table:table-cell>
          <table:table-cell office:value-type="float" office:value="315663.32483141852" table:formula="of:=[.A16] * [.D$20]" table:style-name="ce1">
            <text:p>315663,3248</text:p>
          </table:table-cell>
          <table:table-cell table:number-columns-repeated="8"/>
          <table:table-cell table:style-name="ce1">
            <draw:frame draw:z-index="3" draw:id="id10" draw:style-name="a10" draw:name="Gráfico 3" svg:x="0.3539in" svg:y="0.15627in" svg:width="6.3012in" svg:height="3.545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203054" table:style-name="ce1">
            <text:p>203054</text:p>
          </table:table-cell>
          <table:table-cell office:value-type="float" office:value="1.2690874999999999" table:formula="of:=[.B17]/[.A17]" table:style-name="ce1">
            <text:p>1,2690875</text:p>
          </table:table-cell>
          <table:table-cell office:value-type="float" office:value="336707.5464868464" table:formula="of:=[.A17] * [.D$20]" table:style-name="ce1">
            <text:p>336707,546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K promedio</text:p>
          </table:table-cell>
          <table:table-cell office:value-type="float" office:value="2.1044221655427902" table:formula="of:=AVERAGE([.C2:.C21])" table:style-name="ce1">
            <text:p>2,104422166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DYV</text:p>
          </table:table-cell>
          <table:table-cell table:number-columns-repeated="8" table:style-name="ce1"/>
          <table:table-cell table:style-name="ce4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60" table:style-name="ce3">
            <text:p>160</text:p>
          </table:table-cell>
          <table:table-cell office:value-type="float" office:value="40" table:formula="of:=[.B28]/(LOG([.A28]))" table:style-name="ce1">
            <text:p>40</text:p>
          </table:table-cell>
          <table:table-cell office:value-type="float" office:value="92.309426542896034" table:formula="of:=LOG([.A28]) * [.D$45]" table:style-name="ce1">
            <text:p>92,30942654</text:p>
          </table:table-cell>
          <table:table-cell table:style-name="ce1">
            <draw:frame draw:z-index="2" draw:id="id9" draw:style-name="a9" draw:name="Gráfico 2" svg:x="0.8102in" svg:y="0.09207in" svg:width="6.3012in" svg:height="3.545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20" table:style-name="ce1">
            <text:p>120</text:p>
          </table:table-cell>
          <table:table-cell office:value-type="float" office:value="27.900293678717933" table:formula="of:=[.B29]/(LOG([.A29]))" table:style-name="ce1">
            <text:p>27,90029368</text:p>
          </table:table-cell>
          <table:table-cell office:value-type="float" office:value="99.256403110884179" table:formula="of:=LOG([.A29]) * [.D$45]" table:style-name="ce1">
            <text:p>99,25640311</text:p>
          </table:table-cell>
          <table:table-cell table:number-columns-repeated="16380" table:style-name="ce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110" table:style-name="ce1">
            <text:p>110</text:p>
          </table:table-cell>
          <table:table-cell office:value-type="float" office:value="24.569359135413389" table:formula="of:=[.B30]/(LOG([.A30]))" table:style-name="ce1">
            <text:p>24,56935914</text:p>
          </table:table-cell>
          <table:table-cell office:value-type="float" office:value="103.32012389654581" table:formula="of:=LOG([.A30]) * [.D$45]" table:style-name="ce1">
            <text:p>103,3201239</text:p>
          </table:table-cell>
          <table:table-cell table:number-columns-repeated="16380" table:style-name="ce1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100" table:style-name="ce1">
            <text:p>100</text:p>
          </table:table-cell>
          <table:table-cell office:value-type="float" office:value="21.729399483804681" table:formula="of:=[.B31]/(LOG([.A31]))" table:style-name="ce1">
            <text:p>21,72939948</text:p>
          </table:table-cell>
          <table:table-cell office:value-type="float" office:value="106.20337967887232" table:formula="of:=LOG([.A31]) * [.D$45]" table:style-name="ce1">
            <text:p>106,2033797</text:p>
          </table:table-cell>
          <table:table-cell table:number-columns-repeated="16380" table:style-name="ce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01" table:style-name="ce1">
            <text:p>101</text:p>
          </table:table-cell>
          <table:table-cell office:value-type="float" office:value="21.494072085329616" table:formula="of:=[.B32]/(LOG([.A32]))" table:style-name="ce1">
            <text:p>21,49407209</text:p>
          </table:table-cell>
          <table:table-cell office:value-type="float" office:value="108.43980661063189" table:formula="of:=LOG([.A32]) * [.D$45]" table:style-name="ce1">
            <text:p>108,4398066</text:p>
          </table:table-cell>
          <table:table-cell table:number-columns-repeated="16380" table:style-name="ce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01" table:style-name="ce1">
            <text:p>101</text:p>
          </table:table-cell>
          <table:table-cell office:value-type="float" office:value="21.13788256323836" table:formula="of:=[.B33]/(LOG([.A33]))" table:style-name="ce1">
            <text:p>21,13788256</text:p>
          </table:table-cell>
          <table:table-cell office:value-type="float" office:value="110.26710046453395" table:formula="of:=LOG([.A33]) * [.D$45]" table:style-name="ce1">
            <text:p>110,2671005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100" table:style-name="ce1">
            <text:p>100</text:p>
          </table:table-cell>
          <table:table-cell office:value-type="float" office:value="20.639417236582016" table:formula="of:=[.B34]/(LOG([.A34]))" table:style-name="ce1">
            <text:p>20,63941724</text:p>
          </table:table-cell>
          <table:table-cell office:value-type="float" office:value="111.8120554044564" table:formula="of:=LOG([.A34]) * [.D$45]" table:style-name="ce1">
            <text:p>111,8120554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90" table:style-name="ce1">
            <text:p>90</text:p>
          </table:table-cell>
          <table:table-cell office:value-type="float" office:value="18.355771613160865" table:formula="of:=[.B35]/(LOG([.A35]))" table:style-name="ce1">
            <text:p>18,35577161</text:p>
          </table:table-cell>
          <table:table-cell office:value-type="float" office:value="113.15035624686048" table:formula="of:=LOG([.A35]) * [.D$45]" table:style-name="ce1">
            <text:p>113,1503562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01" table:style-name="ce1">
            <text:p>101</text:p>
          </table:table-cell>
          <table:table-cell office:value-type="float" office:value="20.38656763522669" table:formula="of:=[.B36]/(LOG([.A36]))" table:style-name="ce1">
            <text:p>20,38656764</text:p>
          </table:table-cell>
          <table:table-cell office:value-type="float" office:value="114.33082125019557" table:formula="of:=LOG([.A36]) * [.D$45]" table:style-name="ce1">
            <text:p>114,3308213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10" table:style-name="ce1">
            <text:p>110</text:p>
          </table:table-cell>
          <table:table-cell office:value-type="float" office:value="22" table:formula="of:=[.B37]/(LOG([.A37]))" table:style-name="ce1">
            <text:p>22</text:p>
          </table:table-cell>
          <table:table-cell office:value-type="float" office:value="115.38678317862005" table:formula="of:=LOG([.A37]) * [.D$45]" table:style-name="ce1">
            <text:p>115,3867832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110" table:style-name="ce1">
            <text:p>110</text:p>
          </table:table-cell>
          <table:table-cell office:value-type="float" office:value="21.81936755766678" table:formula="of:=[.B38]/(LOG([.A38]))" table:style-name="ce1">
            <text:p>21,81936756</text:p>
          </table:table-cell>
          <table:table-cell office:value-type="float" office:value="116.34201693612665" table:formula="of:=LOG([.A38]) * [.D$45]" table:style-name="ce1">
            <text:p>116,3420169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01" table:style-name="ce1">
            <text:p>101</text:p>
          </table:table-cell>
          <table:table-cell office:value-type="float" office:value="19.885094685013129" table:formula="of:=[.B39]/(LOG([.A39]))" table:style-name="ce1">
            <text:p>19,88509469</text:p>
          </table:table-cell>
          <table:table-cell office:value-type="float" office:value="117.2140770325221" table:formula="of:=LOG([.A39]) * [.D$45]" table:style-name="ce1">
            <text:p>117,214077</text:p>
          </table:table-cell>
          <table:table-cell table:number-columns-repeated="16380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110" table:style-name="ce1">
            <text:p>110</text:p>
          </table:table-cell>
          <table:table-cell office:value-type="float" office:value="21.509819804785351" table:formula="of:=[.B40]/(LOG([.A40]))" table:style-name="ce1">
            <text:p>21,5098198</text:p>
          </table:table-cell>
          <table:table-cell office:value-type="float" office:value="118.01629455607487" table:formula="of:=LOG([.A40]) * [.D$45]" table:style-name="ce1">
            <text:p>118,0162946</text:p>
          </table:table-cell>
          <table:table-cell table:number-columns-repeated="16380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110" table:style-name="ce1">
            <text:p>110</text:p>
          </table:table-cell>
          <table:table-cell office:value-type="float" office:value="21.375294053581094" table:formula="of:=[.B41]/(LOG([.A41]))" table:style-name="ce1">
            <text:p>21,37529405</text:p>
          </table:table-cell>
          <table:table-cell office:value-type="float" office:value="118.75903197244455" table:formula="of:=LOG([.A41]) * [.D$45]" table:style-name="ce1">
            <text:p>118,759032</text:p>
          </table:table-cell>
          <table:table-cell table:number-columns-repeated="16380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121" table:style-name="ce1">
            <text:p>121</text:p>
          </table:table-cell>
          <table:table-cell office:value-type="float" office:value="23.376713033856955" table:formula="of:=[.B42]/(LOG([.A42]))" table:style-name="ce1">
            <text:p>23,37671303</text:p>
          </table:table-cell>
          <table:table-cell office:value-type="float" office:value="119.45050396428167" table:formula="of:=LOG([.A42]) * [.D$45]" table:style-name="ce1">
            <text:p>119,450504</text:p>
          </table:table-cell>
          <table:table-cell table:number-columns-repeated="16380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120" table:style-name="ce1">
            <text:p>120</text:p>
          </table:table-cell>
          <table:table-cell office:value-type="float" office:value="23.058653605207223" table:formula="of:=[.B43]/(LOG([.A43]))" table:style-name="ce1">
            <text:p>23,05865361</text:p>
          </table:table-cell>
          <table:table-cell office:value-type="float" office:value="120.09733281484863" table:formula="of:=LOG([.A43]) * [.D$45]" table:style-name="ce1">
            <text:p>120,097332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K promedio</text:p>
          </table:table-cell>
          <table:table-cell office:value-type="float" office:value="23.077356635724009" table:formula="of:=AVERAGE([.C28:.C43])" table:style-name="ce1">
            <text:p>23,07735664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eutral" style:display-name="Excel Built-in 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_40_user_41_" style:display-name="Heading (user)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_32__40_user_41_" style:display-name="Result (user)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6" style:display-name="Status 16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7" style:display-name="Text 17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8" style:display-name="Warning 1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46in" fo:margin-left="0in" fo:margin-right="0in" fo:margin-bottom="0in"/>
      </style:header-style>
      <style:footer-style>
        <style:header-footer-properties fo:min-height="0.6346in" fo:margin-left="0in" fo:margin-right="0in" fo:margin-top="0in"/>
      </style:footer-style>
    </style:page-layout>
    <style:style style:name="T1" style:family="text">
      <style:text-properties fo:color="#000000" style:font-name="Liberation Sans2" style:font-name-asian="Liberation Sans2" style:font-name-complex="Liberation Sans2" fo:font-size="11pt" style:font-size-asian="11pt" style:font-size-complex="11pt"/>
    </style:style>
    <style:style style:name="T2" style:family="text">
      <style:text-properties fo:color="#000000" style:font-name="Liberation Sans2" style:font-name-asian="Liberation Sans2" style:font-name-complex="Liberation Sans2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Carlos Garcia Segura</meta:initial-creator>
    <dc:creator>Carlos Garcia Segura</dc:creator>
    <meta:creation-date>2022-03-01T08:54:19Z</meta:creation-date>
    <dc:date>2022-04-18T16:43:18Z</dc:date>
    <meta:editing-cycles>5</meta:editing-cycles>
    <meta:editing-duration>PT254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inimum="1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6pt" svg:width="453.48472440944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Burbuja.$B$1" chart:values-cell-range-address="Burbuja.$B$2:.$B$11" chart:class="chart:scatter" chart:attached-axis="primary-y" chart:style-name="G0S0">
            <chart:domain table:cell-range-address="Burbuja.$A$2:.$A$11"/>
            <chart:data-point chart:repeated="10"/>
          </chart:series>
          <chart:series chart:label-cell-address="Burbuja.$D$1" chart:values-cell-range-address="Burbuja.$D$2:.$D$11" chart:class="chart:scatter" chart:attached-axis="primary-y" chart:style-name="G0S1">
            <chart:domain table:cell-range-address="Burbuja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inimum="1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Ejercicio3.$B$1" chart:values-cell-range-address="Ejercicio3.$B$28:.$B$48" chart:class="chart:scatter" chart:attached-axis="primary-y" chart:style-name="G0S0">
            <chart:domain table:cell-range-address="Ejercicio3.$A$28:.$A$48"/>
            <chart:data-point chart:repeated="21"/>
          </chart:series>
          <chart:series chart:label-cell-address="Ejercicio3.$D$1" chart:values-cell-range-address="Ejercicio3.$D$28:.$D$43" chart:class="chart:scatter" chart:attached-axis="primary-y" chart:style-name="G0S1">
            <chart:domain table:cell-range-address="Ejercicio3.$A$28:.$A$43"/>
            <chart:data-point chart:repeated="1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jercicio3.$D$2:.$D$17" chart:class="chart:scatter" chart:attached-axis="primary-y" chart:style-name="G0S0">
            <chart:domain table:cell-range-address="Ejercicio3.$A$2:.$A$17"/>
            <chart:data-point chart:repeated="16"/>
          </chart:series>
          <chart:series chart:values-cell-range-address="Ejercicio3.$D$28:.$D$43" chart:class="chart:scatter" chart:attached-axis="primary-y" chart:style-name="G0S1">
            <chart:domain table:cell-range-address="Ejercicio3.$A$28:.$A$43"/>
            <chart:data-point chart:repeated="1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true" chart:maximum="100000" chart:minimum="1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ergesort.$B$1" chart:values-cell-range-address="Mergesort.$B$2:.$B$20" chart:class="chart:scatter" chart:attached-axis="primary-y" chart:style-name="G0S0">
            <chart:domain table:cell-range-address="Mergesort.$A$2:.$A$20"/>
            <chart:data-point chart:repeated="19"/>
          </chart:series>
          <chart:series chart:label-cell-address="Mergesort.$D$1" chart:values-cell-range-address="Mergesort.$D$2:.$D$20" chart:class="chart:scatter" chart:attached-axis="primary-y" chart:style-name="G0S1">
            <chart:domain table:cell-range-address="Mergesort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ultiplicacion.$B$1" chart:values-cell-range-address="Multiplicacion.$B$2:.$B$17" chart:class="chart:scatter" chart:attached-axis="primary-y" chart:style-name="G0S0">
            <chart:domain table:cell-range-address="Multiplicacion.$A$2:.$A$17"/>
            <chart:data-point chart:repeated="16"/>
          </chart:series>
          <chart:series chart:label-cell-address="Multiplicacion.$D$1" chart:values-cell-range-address="Multiplicacion.$D$2:.$D$17" chart:class="chart:scatter" chart:attached-axis="primary-y" chart:style-name="G0S1">
            <chart:domain table:cell-range-address="Multiplicacion.$A$2:.$A$17"/>
            <chart:data-point chart:repeated="1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ultiplicacion.$B$1" chart:values-cell-range-address="Multiplicacion.$B$28:.$B$43" chart:class="chart:scatter" chart:attached-axis="primary-y" chart:style-name="G0S0">
            <chart:domain table:cell-range-address="Multiplicacion.$A$28:.$A$43"/>
            <chart:data-point chart:repeated="16"/>
          </chart:series>
          <chart:series chart:label-cell-address="Multiplicacion.$D$1" chart:values-cell-range-address="Multiplicacion.$D$28:.$D$43" chart:class="chart:scatter" chart:attached-axis="primary-y" chart:style-name="G0S1">
            <chart:domain table:cell-range-address="Multiplicacion.$A$28:.$A$43"/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Multiplicacion.$D$2:.$D$17" chart:class="chart:scatter" chart:attached-axis="primary-y" chart:style-name="G0S0">
            <chart:domain table:cell-range-address="Multiplicacion.$A$2:.$A$17"/>
            <chart:data-point chart:repeated="16"/>
          </chart:series>
          <chart:series chart:values-cell-range-address="Multiplicacion.$D$28:.$D$43" chart:class="chart:scatter" chart:attached-axis="primary-y" chart:style-name="G0S1">
            <chart:domain table:cell-range-address="Multiplicacion.$A$28:.$A$43"/>
            <chart:data-point chart:repeated="1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uadrado_Perfecto.$B$1" chart:values-cell-range-address="Cuadrado_Perfecto.$B$2:.$B$17" chart:class="chart:scatter" chart:attached-axis="primary-y" chart:style-name="G0S0">
            <chart:domain table:cell-range-address="Cuadrado_Perfecto.$A$2:.$A$17"/>
            <chart:data-point chart:repeated="16"/>
          </chart:series>
          <chart:series chart:label-cell-address="Cuadrado_Perfecto.$D$1" chart:values-cell-range-address="Cuadrado_Perfecto.$D$2:.$D$17" chart:class="chart:scatter" chart:attached-axis="primary-y" chart:style-name="G0S1">
            <chart:domain table:cell-range-address="Cuadrado_Perfecto.$A$2:.$A$17"/>
            <chart:data-point chart:repeated="1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uadrado_Perfecto.$B$1" chart:values-cell-range-address="Cuadrado_Perfecto.$B$28:.$B$43" chart:class="chart:scatter" chart:attached-axis="primary-y" chart:style-name="G0S0">
            <chart:domain table:cell-range-address="Cuadrado_Perfecto.$A$28:.$A$43"/>
            <chart:data-point chart:repeated="16"/>
          </chart:series>
          <chart:series chart:label-cell-address="Cuadrado_Perfecto.$D$1" chart:values-cell-range-address="Cuadrado_Perfecto.$D$28:.$D$43" chart:class="chart:scatter" chart:attached-axis="primary-y" chart:style-name="G0S1">
            <chart:domain table:cell-range-address="Cuadrado_Perfecto.$A$28:.$A$43"/>
            <chart:data-point chart:repeated="1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uadrado_Perfecto.$D$2:.$D$17" chart:class="chart:scatter" chart:attached-axis="primary-y" chart:style-name="G0S0">
            <chart:domain table:cell-range-address="Cuadrado_Perfecto.$A$2:.$A$17"/>
            <chart:data-point chart:repeated="16"/>
          </chart:series>
          <chart:series chart:values-cell-range-address="Cuadrado_Perfecto.$D$28:.$D$43" chart:class="chart:scatter" chart:attached-axis="primary-y" chart:style-name="G0S1">
            <chart:domain table:cell-range-address="Cuadrado_Perfecto.$A$28:.$A$43"/>
            <chart:data-point chart:repeated="1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70000" chart:min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15748031496pt" svg:width="453.68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Ejercicio3.$B$1" chart:values-cell-range-address="Ejercicio3.$B$2:.$B$17" chart:class="chart:scatter" chart:attached-axis="primary-y" chart:style-name="G0S0">
            <chart:domain table:cell-range-address="Ejercicio3.$A$2:.$A$17"/>
            <chart:data-point chart:repeated="16"/>
          </chart:series>
          <chart:series chart:label-cell-address="Ejercicio3.$D$1" chart:values-cell-range-address="Ejercicio3.$D$2:.$D$17" chart:class="chart:scatter" chart:attached-axis="primary-y" chart:style-name="G0S1">
            <chart:domain table:cell-range-address="Ejercicio3.$A$2:.$A$17"/>
            <chart:data-point chart:repeated="1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